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09e83fc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42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0c13b24" officeooo:paragraph-rsid="001d19cc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officeooo:rsid="0061f44e" officeooo:paragraph-rsid="001f5ed4" style:font-size-asian="12pt" style:font-size-complex="12pt"/>
    </style:style>
    <style:style style:name="P44" style:family="paragraph" style:parent-style-name="Text_20_body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GB" fo:font-style="normal" officeooo:rsid="02d38a8e" officeooo:paragraph-rsid="009d4ba0" style:font-size-asian="12pt" style:font-style-asian="normal" style:font-size-complex="12pt" style:font-style-complex="normal"/>
    </style:style>
    <style:style style:name="P45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fo:language="en" fo:country="GB" officeooo:paragraph-rsid="001d19cc" style:font-size-asian="18pt" style:font-size-complex="18pt"/>
    </style:style>
    <style:style style:name="P46" style:family="paragraph" style:parent-style-name="Field_5f_type" style:list-style-name="L2"/>
    <style:style style:name="P47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GB" fo:font-style="normal" officeooo:rsid="006329b4" officeooo:paragraph-rsid="001f5ed4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GB" officeooo:rsid="02d5c850" officeooo:paragraph-rsid="009e83fc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GB" officeooo:rsid="02d6ac85" officeooo:paragraph-rsid="009e83fc" style:font-size-asian="12pt" style:font-size-complex="12pt"/>
    </style:style>
    <style:style style:name="P51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officeooo:rsid="008b014f" officeooo:paragraph-rsid="00236cbd" style:font-size-asian="12pt" style:font-size-complex="12pt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GB" officeooo:rsid="0039c73a" officeooo:paragraph-rsid="00261894" style:font-size-asian="12pt" style:font-size-complex="12pt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ee9e19" officeooo:paragraph-rsid="004062b1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06fc813" officeooo:paragraph-rsid="006fc813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0236cbd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GB" fo:font-weight="normal" officeooo:rsid="006fc813" officeooo:paragraph-rsid="006fc813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normal" officeooo:rsid="006fc813" officeooo:paragraph-rsid="006fc813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color="#ffd320" loext:opacity="100%" fo:font-size="12pt" fo:language="en" fo:country="GB" fo:font-weight="bold" officeooo:rsid="00377161" officeooo:paragraph-rsid="00236cb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loext:opacity="100%" fo:font-size="12pt" fo:language="en" fo:country="GB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6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236cbd"/>
    </style:style>
    <style:style style:name="P61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0206862" officeooo:paragraph-rsid="006dcca8" style:font-weight-asian="bold" style:font-weight-complex="bold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00d993f" officeooo:paragraph-rsid="0083f856" style:font-weight-asian="bold" style:font-weight-complex="bold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206862" officeooo:paragraph-rsid="00206862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20dc94" officeooo:paragraph-rsid="00206862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0d993f" officeooo:paragraph-rsid="0083f856" style:font-weight-asian="normal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0e9b44" officeooo:paragraph-rsid="0083f856" style:font-weight-asian="normal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20dc94" officeooo:paragraph-rsid="0083f856" style:font-weight-asian="normal" style:font-weight-complex="normal"/>
    </style:style>
    <style:style style:name="P69" style:family="paragraph" style:parent-style-name="Standard">
      <style:text-properties fo:language="en" fo:country="GB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9556d0"/>
    </style:style>
    <style:style style:name="T18" style:family="text">
      <style:text-properties fo:language="en" fo:country="US" officeooo:rsid="009b4fb5"/>
    </style:style>
    <style:style style:name="T19" style:family="text">
      <style:text-properties fo:language="en" fo:country="US" officeooo:rsid="02d6ac85"/>
    </style:style>
    <style:style style:name="T20" style:family="text">
      <style:text-properties fo:language="en" fo:country="US" officeooo:rsid="009e83fc"/>
    </style:style>
    <style:style style:name="T21" style:family="text">
      <style:text-properties fo:language="en" fo:country="US" officeooo:rsid="00a0440b"/>
    </style:style>
    <style:style style:name="T22" style:family="text">
      <style:text-properties fo:language="ru" fo:country="RU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9556d0" style:font-size-asian="12pt" style:font-size-complex="12pt"/>
    </style:style>
    <style:style style:name="T25" style:family="text">
      <style:text-properties fo:font-size="12pt" officeooo:rsid="014c4d9b" style:font-size-asian="12pt" style:font-size-complex="12pt"/>
    </style:style>
    <style:style style:name="T26" style:family="text">
      <style:text-properties fo:font-size="12pt" fo:language="en" fo:country="US" officeooo:rsid="014c4d9b" style:font-size-asian="12pt" style:font-size-complex="12pt"/>
    </style:style>
    <style:style style:name="T27" style:family="text">
      <style:text-properties fo:font-size="12pt" fo:language="en" fo:country="GB" style:font-size-asian="12pt" style:font-size-complex="12pt"/>
    </style:style>
    <style:style style:name="T28" style:family="text">
      <style:text-properties fo:font-size="12pt" fo:language="en" fo:country="GB" officeooo:rsid="009556d0" style:font-size-asian="12pt" style:font-size-complex="12pt"/>
    </style:style>
    <style:style style:name="T29" style:family="text">
      <style:text-properties fo:font-size="12pt" fo:language="en" fo:country="GB" officeooo:rsid="014c4d9b" style:font-size-asian="12pt" style:font-size-complex="12pt"/>
    </style:style>
    <style:style style:name="T30" style:family="text">
      <style:text-properties fo:color="#6600ff" loext:opacity="100%" fo:font-size="12pt" fo:font-weight="bold" officeooo:rsid="003c8774" style:font-size-asian="12pt" style:font-weight-asian="bold" style:font-size-complex="12pt" style:font-weight-complex="bold"/>
    </style:style>
    <style:style style:name="T31" style:family="text">
      <style:text-properties fo:color="#6600ff" loext:opacity="100%" fo:font-size="12pt" fo:language="en" fo:country="GB" fo:font-weight="bold" officeooo:rsid="003c8774" style:font-size-asian="12pt" style:font-weight-asian="bold" style:font-size-complex="12pt" style:font-weight-complex="bold"/>
    </style:style>
    <style:style style:name="T32" style:family="text">
      <style:text-properties fo:color="#00cc00" loext:opacity="100%" fo:font-size="12pt" officeooo:rsid="003d3901" style:font-size-asian="12pt" style:font-size-complex="12pt"/>
    </style:style>
    <style:style style:name="T33" style:family="text">
      <style:text-properties fo:color="#00cc00" loext:opacity="100%" fo:font-size="12pt" fo:language="en" fo:country="GB" officeooo:rsid="003d3901" style:font-size-asian="12pt" style:font-size-complex="12pt"/>
    </style:style>
    <style:style style:name="T34" style:family="text">
      <style:text-properties officeooo:rsid="00e89e27"/>
    </style:style>
    <style:style style:name="T35" style:family="text">
      <style:text-properties officeooo:rsid="00b2cfc8"/>
    </style:style>
    <style:style style:name="T36" style:family="text">
      <style:text-properties officeooo:rsid="00261894"/>
    </style:style>
    <style:style style:name="T37" style:family="text">
      <style:text-properties officeooo:rsid="002f01d8"/>
    </style:style>
    <style:style style:name="T38" style:family="text">
      <style:text-properties officeooo:rsid="0031573c"/>
    </style:style>
    <style:style style:name="T39" style:family="text">
      <style:text-properties officeooo:rsid="00348b8a"/>
    </style:style>
    <style:style style:name="T40" style:family="text">
      <style:text-properties officeooo:rsid="0035c8fd"/>
    </style:style>
    <style:style style:name="T41" style:family="text">
      <style:text-properties officeooo:rsid="0041e5ea"/>
    </style:style>
    <style:style style:name="T42" style:family="text">
      <style:text-properties officeooo:rsid="004742ab"/>
    </style:style>
    <style:style style:name="T43" style:family="text">
      <style:text-properties officeooo:rsid="004b6d66"/>
    </style:style>
    <style:style style:name="T44" style:family="text">
      <style:text-properties officeooo:rsid="004baaa6"/>
    </style:style>
    <style:style style:name="T45" style:family="text">
      <style:text-properties officeooo:rsid="00500a98"/>
    </style:style>
    <style:style style:name="T46" style:family="text">
      <style:text-properties officeooo:rsid="00526daa"/>
    </style:style>
    <style:style style:name="T47" style:family="text">
      <style:text-properties officeooo:rsid="0054a194"/>
    </style:style>
    <style:style style:name="T48" style:family="text">
      <style:text-properties officeooo:rsid="00702626"/>
    </style:style>
    <style:style style:name="T49" style:family="text">
      <style:text-properties officeooo:rsid="00745554"/>
    </style:style>
    <style:style style:name="T50" style:family="text">
      <style:text-properties officeooo:rsid="007b3abb"/>
    </style:style>
    <style:style style:name="T51" style:family="text">
      <style:text-properties officeooo:rsid="007bd704"/>
    </style:style>
    <style:style style:name="T52" style:family="text">
      <style:text-properties officeooo:rsid="007d4ecf"/>
    </style:style>
    <style:style style:name="T53" style:family="text">
      <style:text-properties officeooo:rsid="00840481"/>
    </style:style>
    <style:style style:name="T54" style:family="text">
      <style:text-properties officeooo:rsid="008602ed"/>
    </style:style>
    <style:style style:name="T55" style:family="text">
      <style:text-properties officeooo:rsid="008c0d99"/>
    </style:style>
    <style:style style:name="T56" style:family="text">
      <style:text-properties officeooo:rsid="008d75e2"/>
    </style:style>
    <style:style style:name="T57" style:family="text">
      <style:text-properties officeooo:rsid="008e73d3"/>
    </style:style>
    <style:style style:name="T58" style:family="text">
      <style:text-properties officeooo:rsid="008edfca"/>
    </style:style>
    <style:style style:name="T59" style:family="text">
      <style:text-properties officeooo:rsid="008f5356"/>
    </style:style>
    <style:style style:name="T60" style:family="text">
      <style:text-properties officeooo:rsid="008f79a0"/>
    </style:style>
    <style:style style:name="T61" style:family="text">
      <style:text-properties officeooo:rsid="00903d07"/>
    </style:style>
    <style:style style:name="T62" style:family="text">
      <style:text-properties officeooo:rsid="0090703e"/>
    </style:style>
    <style:style style:name="T63" style:family="text">
      <style:text-properties officeooo:rsid="0090e5c5"/>
    </style:style>
    <style:style style:name="T64" style:family="text">
      <style:text-properties officeooo:rsid="0092cbe3"/>
    </style:style>
    <style:style style:name="T65" style:family="text">
      <style:text-properties officeooo:rsid="009556d0"/>
    </style:style>
    <style:style style:name="T66" style:family="text">
      <style:text-properties officeooo:rsid="0097117d"/>
    </style:style>
    <style:style style:name="T67" style:family="text">
      <style:text-properties officeooo:rsid="00974803"/>
    </style:style>
    <style:style style:name="T68" style:family="text">
      <style:text-properties officeooo:rsid="00976f31"/>
    </style:style>
    <style:style style:name="T69" style:family="text">
      <style:text-properties officeooo:rsid="009969e2"/>
    </style:style>
    <style:style style:name="T70" style:family="text">
      <style:text-properties officeooo:rsid="009a5926"/>
    </style:style>
    <style:style style:name="T71" style:family="text">
      <style:text-properties officeooo:rsid="0061ca3f"/>
    </style:style>
    <style:style style:name="T72" style:family="text">
      <style:text-properties officeooo:rsid="00603df5"/>
    </style:style>
    <style:style style:name="T73" style:family="text">
      <style:text-properties officeooo:rsid="009b4fb5"/>
    </style:style>
    <style:style style:name="T74" style:family="text">
      <style:text-properties officeooo:rsid="008818bc"/>
    </style:style>
    <style:style style:name="T75" style:family="text">
      <style:text-properties officeooo:rsid="001d19cc"/>
    </style:style>
    <style:style style:name="T76" style:family="text">
      <style:text-properties officeooo:rsid="006d5413"/>
    </style:style>
    <style:style style:name="T77" style:family="text">
      <style:text-properties officeooo:rsid="00018ec4"/>
    </style:style>
    <style:style style:name="T78" style:family="text">
      <style:text-properties officeooo:rsid="001e9406"/>
    </style:style>
    <style:style style:name="T79" style:family="text">
      <style:text-properties officeooo:rsid="001f5ed4"/>
    </style:style>
    <style:style style:name="T80" style:family="text">
      <style:text-properties officeooo:rsid="006329b4"/>
    </style:style>
    <style:style style:name="T81" style:family="text">
      <style:text-properties officeooo:rsid="00c26137"/>
    </style:style>
    <style:style style:name="T82" style:family="text">
      <style:text-properties officeooo:rsid="0020dc94"/>
    </style:style>
    <style:style style:name="T83" style:family="text">
      <style:text-properties officeooo:rsid="009e83fc"/>
    </style:style>
    <style:style style:name="T84" style:family="text">
      <style:text-properties officeooo:rsid="02d6ac85"/>
    </style:style>
    <style:style style:name="T85" style:family="text">
      <style:text-properties officeooo:rsid="00a0440b"/>
    </style:style>
    <style:style style:name="T86" style:family="text">
      <style:text-properties officeooo:rsid="003c39f6"/>
    </style:style>
    <style:style style:name="T87" style:family="text">
      <style:text-properties officeooo:rsid="003feaad"/>
    </style:style>
    <style:style style:name="T88" style:family="text">
      <style:text-properties officeooo:rsid="0086d18d"/>
    </style:style>
    <style:style style:name="T89" style:family="text">
      <style:text-properties fo:language="en" fo:country="GB"/>
    </style:style>
    <style:style style:name="T90" style:family="text">
      <style:text-properties fo:language="en" fo:country="GB" officeooo:rsid="008d75e2"/>
    </style:style>
    <style:style style:name="T91" style:family="text">
      <style:text-properties fo:language="en" fo:country="GB" officeooo:rsid="008c0d99"/>
    </style:style>
    <style:style style:name="T92" style:family="text">
      <style:text-properties fo:language="en" fo:country="GB" officeooo:rsid="007d4ecf"/>
    </style:style>
    <style:style style:name="T93" style:family="text">
      <style:text-properties fo:language="en" fo:country="GB" officeooo:rsid="008e73d3"/>
    </style:style>
    <style:style style:name="T94" style:family="text">
      <style:text-properties fo:language="en" fo:country="GB" officeooo:rsid="008edfca"/>
    </style:style>
    <style:style style:name="T95" style:family="text">
      <style:text-properties fo:language="en" fo:country="GB" officeooo:rsid="00974803"/>
    </style:style>
    <style:style style:name="T96" style:family="text">
      <style:text-properties fo:language="en" fo:country="GB" officeooo:rsid="0041e5ea"/>
    </style:style>
    <style:style style:name="T97" style:family="text">
      <style:text-properties fo:language="en" fo:country="GB" officeooo:rsid="00976f31"/>
    </style:style>
    <style:style style:name="T98" style:family="text">
      <style:text-properties fo:language="en" fo:country="GB" officeooo:rsid="009969e2"/>
    </style:style>
    <style:style style:name="T99" style:family="text">
      <style:text-properties fo:language="en" fo:country="GB" officeooo:rsid="007b3abb"/>
    </style:style>
    <style:style style:name="T100" style:family="text">
      <style:text-properties fo:language="en" fo:country="GB" officeooo:rsid="007bd704"/>
    </style:style>
    <style:style style:name="T101" style:family="text">
      <style:text-properties fo:language="en" fo:country="GB" officeooo:rsid="002f01d8"/>
    </style:style>
    <style:style style:name="T102" style:family="text">
      <style:text-properties fo:language="en" fo:country="GB" officeooo:rsid="0097117d"/>
    </style:style>
    <style:style style:name="T103" style:family="text">
      <style:text-properties fo:language="en" fo:country="GB" officeooo:rsid="008f5356"/>
    </style:style>
    <style:style style:name="T104" style:family="text">
      <style:text-properties fo:language="en" fo:country="GB" officeooo:rsid="0031573c"/>
    </style:style>
    <style:style style:name="T105" style:family="text">
      <style:text-properties fo:language="en" fo:country="GB" officeooo:rsid="00500a98"/>
    </style:style>
    <style:style style:name="T106" style:family="text">
      <style:text-properties fo:language="en" fo:country="GB" officeooo:rsid="00526daa"/>
    </style:style>
    <style:style style:name="T107" style:family="text">
      <style:text-properties fo:language="en" fo:country="GB" officeooo:rsid="008f79a0"/>
    </style:style>
    <style:style style:name="T108" style:family="text">
      <style:text-properties fo:language="en" fo:country="GB" officeooo:rsid="00348b8a"/>
    </style:style>
    <style:style style:name="T109" style:family="text">
      <style:text-properties fo:language="en" fo:country="GB" officeooo:rsid="0035c8fd"/>
    </style:style>
    <style:style style:name="T110" style:family="text">
      <style:text-properties fo:language="en" fo:country="GB" officeooo:rsid="004baaa6"/>
    </style:style>
    <style:style style:name="T111" style:family="text">
      <style:text-properties fo:language="en" fo:country="GB" officeooo:rsid="003c39f6"/>
    </style:style>
    <style:style style:name="T112" style:family="text">
      <style:text-properties fo:language="en" fo:country="GB" officeooo:rsid="00903d07"/>
    </style:style>
    <style:style style:name="T113" style:family="text">
      <style:text-properties fo:language="en" fo:country="GB" officeooo:rsid="0090703e"/>
    </style:style>
    <style:style style:name="T114" style:family="text">
      <style:text-properties fo:language="en" fo:country="GB" officeooo:rsid="004b6d66"/>
    </style:style>
    <style:style style:name="T115" style:family="text">
      <style:text-properties fo:language="en" fo:country="GB" officeooo:rsid="004742ab"/>
    </style:style>
    <style:style style:name="T116" style:family="text">
      <style:text-properties fo:language="en" fo:country="GB" officeooo:rsid="009a5926"/>
    </style:style>
    <style:style style:name="T117" style:family="text">
      <style:text-properties fo:language="en" fo:country="GB" officeooo:rsid="0090e5c5"/>
    </style:style>
    <style:style style:name="T118" style:family="text">
      <style:text-properties fo:language="en" fo:country="GB" officeooo:rsid="0092cbe3"/>
    </style:style>
    <style:style style:name="T119" style:family="text">
      <style:text-properties fo:language="en" fo:country="GB" officeooo:rsid="008602ed"/>
    </style:style>
    <style:style style:name="T120" style:family="text">
      <style:text-properties fo:language="en" fo:country="GB" officeooo:rsid="003feaad"/>
    </style:style>
    <style:style style:name="T121" style:family="text">
      <style:text-properties fo:language="en" fo:country="GB" officeooo:rsid="0086d18d"/>
    </style:style>
    <style:style style:name="T122" style:family="text">
      <style:text-properties fo:language="en" fo:country="GB" officeooo:rsid="0054a1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71">The </text:span><text:span text:style-name="T72">SMBX</text:span><text:span text:style-name="T73">1...</text:span><text:span text:style-name="T74">64</text:span><text:span text:style-name="T72"> *.</text:span><text:span text:style-name="T75">WL</text:span><text:span text:style-name="T76">D</text:span> <text:span text:style-name="T71">file</text:span><text:span text:style-name="T77"> </text:span><text:span text:style-name="T73">specification</text:span></text:p>
      <text:p text:style-name="P42"><text:span text:style-name="T73">Reverse-engined</text:span><text:span text:style-name="T77"> by Wohlstand </text:span>02/<text:span text:style-name="T78">16</text:span>/2014<text:line-break/></text:p>
      <text:p text:style-name="P43"><text:tab/>This is a <text:span text:style-name="T79">world map</text:span> <text:span text:style-name="T79">and episode settings </text:span>cod<text:span text:style-name="T65">ing</text:span> file. <text:span text:style-name="T65">The file is saved in a </text:span><text:span text:style-name="T80">text </text:span><text:span text:style-name="T81">format</text:span><text:span text:style-name="T80">.</text:span></text:p>
      <text:p text:style-name="P44">All parameters are written sequentially with separating by CRLF new-line character (This file format requires CRLF line feed only and LF-only file will cause crash of SMBX).</text:p>
      <text:p text:style-name="P48"/>
      <text:p text:style-name="P1"><text:span text:style-name="Descr_5f_ttl2"><text:span text:style-name="T89">Introduction</text:span></text:span></text:p>
      <text:p text:style-name="P62"><text:span text:style-name="T65">Standard</text:span> parameters:</text:p>
      <text:p text:style-name="P64">Max world size:<text:tab/>10000x10000 tiles</text:p>
      <text:p text:style-name="P64">Size of one tile:<text:tab/><text:span text:style-name="T82">32x32 pixel</text:span></text:p>
      <text:p text:style-name="P65"/>
      <text:p text:style-name="P63"><text:span text:style-name="T82">L</text:span>imits:</text:p>
      <text:p text:style-name="P66">Tiles:<text:tab/>20000</text:p>
      <text:p text:style-name="P66">Paths:<text:tab/>2000</text:p>
      <text:p text:style-name="P66">Music-Boxes:<text:tab/>1000</text:p>
      <text:p text:style-name="P67"><text:span text:style-name="T65">Scenery</text:span>:<text:tab/>5000</text:p>
      <text:p text:style-name="P68">Levels:<text:tab/>400</text:p>
      <text:p text:style-name="P3"><text:span text:style-name="Descr_5f_ttl2"><text:span text:style-name="T89"/></text:span></text:p>
      <text:p text:style-name="P2"><text:span text:style-name="Descr_5f_ttl2"><text:span text:style-name="T89">Level coordinate space</text:span></text:span></text:p>
      <text:p text:style-name="P49">All elements of a level: <text:span text:style-name="T83">tiles, paths, sceneries, level entrances, music boxes</text:span> are in united space. <text:span text:style-name="T84">Coordinate system </text:span><text:span text:style-name="T85">has a</text:span><text:span text:style-name="T84"> pixels units.</text:span></text:p>
      <text:p text:style-name="P50">X axis is directed from left to right.</text:p>
      <text:p text:style-name="P50">Y axis is directed from up to down.</text:p>
      <text:p text:style-name="P69">Minimal and maximal values of X and Y are equal to “Double” C/C++ type.</text:p>
      <text:p text:style-name="P3"><text:span text:style-name="Descr_5f_ttl2"><text:span text:style-name="T89"/></text:span></text:p>
      <text:p text:style-name="P3"><text:span text:style-name="Descr_5f_ttl2"><text:span text:style-name="T89">File Format Specification</text:span></text:span></text:p>
      <text:p text:style-name="P54">Structure:</text:p>
      <text:list xml:id="list3078762514" text:style-name="L1">
        <text:list-item>
          <text:p text:style-name="P56">[Header]</text:p>
        </text:list-item>
        <text:list-item>
          <text:p text:style-name="P56">[Tiles]</text:p>
        </text:list-item>
        <text:list-item>
          <text:p text:style-name="P56">“next”</text:p>
        </text:list-item>
        <text:list-item>
          <text:p text:style-name="P56">[Scenery]</text:p>
        </text:list-item>
        <text:list-item>
          <text:p text:style-name="P56">“next”</text:p>
        </text:list-item>
        <text:list-item>
          <text:p text:style-name="P56">[Paths]</text:p>
        </text:list-item>
        <text:list-item>
          <text:p text:style-name="P56">“next”</text:p>
        </text:list-item>
        <text:list-item>
          <text:p text:style-name="P56">[Level <text:span text:style-name="T49">points</text:span>]</text:p>
        </text:list-item>
        <text:list-item>
          <text:p text:style-name="P56">“next”</text:p>
        </text:list-item>
        <text:list-item>
          <text:p text:style-name="P56">[<text:span text:style-name="T53">Music-Boxes</text:span>]</text:p>
        </text:list-item>
        <text:list-item>
          <text:p text:style-name="P56">“<text:span text:style-name="T48">next”</text:span></text:p>
        </text:list-item>
      </text:list>
      <text:p text:style-name="P57"/>
      <text:p text:style-name="P55">The reference designations:</text:p>
      <text:list xml:id="list3519508553" text:style-name="L2">
        <text:list-item>
          <text:p text:style-name="P51"><text:span text:style-name="T65">standard</text:span> parameter</text:p>
        </text:list-item>
        <text:list-item>
          <text:p text:style-name="P58">Comment title</text:p>
        </text:list-item>
        <text:list-item>
          <text:p text:style-name="P60"><text:span text:style-name="Descr"><text:span text:style-name="T27">Comment description</text:span></text:span></text:p>
        </text:list-item>
        <text:list-item>
          <text:p text:style-name="P60"><text:span text:style-name="Descr"><text:span text:style-name="T31">loop</text:span></text:span></text:p>
        </text:list-item>
        <text:list-item>
          <text:p text:style-name="P60"><text:span text:style-name="Descr"><text:span text:style-name="T33">variable<text:tab/></text:span></text:span></text:p>
        </text:list-item>
        <text:list-item>
          <text:p text:style-name="P61"><text:span text:style-name="Descr_5f_special"><text:span text:style-name="T27">Special option, us</text:span></text:span><text:span text:style-name="Descr_5f_special"><text:span text:style-name="T28">ed</text:span></text:span><text:span text:style-name="Descr_5f_special"><text:span text:style-name="T27"> only under special conditions, differently is absent</text:span></text:span></text:p>
        </text:list-item>
        <text:list-item>
          <text:p text:style-name="P47"><text:span text:style-name="Descr_5f_FileFormatLimit"><text:span text:style-name="T89">File format version limit</text:span></text:span></text:p>
        </text:list-item>
        <text:list-item>
          <text:p text:style-name="P46"><text:span text:style-name="Descr_5f_dtype"><text:span text:style-name="T89">Data type</text:span></text:span></text:p>
        </text:list-item>
      </text:list>
      <text:p text:style-name="P52"><text:soft-page-break/>--<text:span text:style-name="T34">File format description</text:span>--</text:p>
      <text:p text:style-name="P59">First <text:span text:style-name="T36">16</text:span>th lines <text:span text:style-name="T35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">Parameter</text:p>
          </table:table-cell>
          <table:table-cell table:style-name="Таблица1.B1" office:value-type="string">
            <text:p text:style-name="P70">Description</text:p>
          </table:table-cell>
        </table:table-row>
        <table:table-row>
          <table:table-cell table:style-name="Таблица1.A2" office:value-type="string">
            <text:p text:style-name="P71">64</text:p>
          </table:table-cell>
          <table:table-cell table:style-name="Таблица1.B2" office:value-type="string">
            <text:p text:style-name="P5"><text:span text:style-name="Descr_5f_dtype"><text:span text:style-name="T90">(unsigned </text:span></text:span><text:span text:style-name="Descr_5f_dtype"><text:span text:style-name="T89">int</text:span></text:span><text:span text:style-name="Descr_5f_dtype"><text:span text:style-name="T90">)</text:span></text:span><text:span text:style-name="Descr"><text:span text:style-name="T91"> File format version (Last in SMBX is </text:span></text:span><text:span text:style-name="Descr"><text:span text:style-name="T89">64</text:span></text:span><text:span text:style-name="Descr"><text:span text:style-name="T92">)</text:span></text:span></text:p>
          </table:table-cell>
        </table:table-row>
        <table:table-row>
          <table:table-cell table:style-name="Таблица1.A3" office:value-type="string">
            <text:p text:style-name="P72">"TheWorld"</text:p>
          </table:table-cell>
          <table:table-cell table:style-name="Таблица1.B3" office:value-type="string">
            <text:p text:style-name="P4"><text:span text:style-name="Descr_5f_dtype"><text:span text:style-name="T89">(string)</text:span></text:span><text:span text:style-name="Descr"><text:span text:style-name="T93"> </text:span></text:span><text:span text:style-name="Descr"><text:span text:style-name="T89">Episode name</text:span></text:span></text:p>
          </table:table-cell>
        </table:table-row>
        <table:table-row>
          <table:table-cell table:style-name="Таблица1.A3" office:value-type="string">
            <text:p text:style-name="P72">#FALSE#</text:p>
          </table:table-cell>
          <table:table-cell table:style-name="Таблица1.B4" office:value-type="string">
            <text:p text:style-name="P4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Mario as player's character<text:tab/></text:span></text:span><text:span text:style-name="Descr_5f_FileFormatLimit"><text:span text:style-name="T89">(&gt;=55)</text:span></text:span></text:p>
          </table:table-cell>
        </table:table-row>
        <table:table-row>
          <table:table-cell table:style-name="Таблица1.A3" office:value-type="string">
            <text:p text:style-name="P73">#FALSE#</text:p>
          </table:table-cell>
          <table:table-cell table:style-name="Таблица1.B5" office:value-type="string">
            <text:p text:style-name="P8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Luigi as player's character<text:tab/><text:tab/></text:span></text:span><text:span text:style-name="Descr_5f_FileFormatLimit"><text:span text:style-name="T89">(&gt;=55)</text:span></text:span></text:p>
          </table:table-cell>
        </table:table-row>
        <table:table-row>
          <table:table-cell table:style-name="Таблица1.A3" office:value-type="string">
            <text:p text:style-name="P74">#FALSE#</text:p>
          </table:table-cell>
          <table:table-cell table:style-name="Таблица1.B6" office:value-type="string">
            <text:p text:style-name="P8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Peach as player's character<text:tab/><text:tab/></text:span></text:span><text:span text:style-name="Descr_5f_FileFormatLimit"><text:span text:style-name="T89">(&gt;=55)</text:span></text:span></text:p>
          </table:table-cell>
        </table:table-row>
        <table:table-row>
          <table:table-cell table:style-name="Таблица1.A3" office:value-type="string">
            <text:p text:style-name="P75">#FALSE#</text:p>
          </table:table-cell>
          <table:table-cell table:style-name="Таблица1.B7" office:value-type="string">
            <text:p text:style-name="P8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Toad as player's character<text:tab/><text:tab/></text:span></text:span><text:span text:style-name="Descr_5f_FileFormatLimit"><text:span text:style-name="T89">(&gt;=55)</text:span></text:span></text:p>
          </table:table-cell>
        </table:table-row>
        <table:table-row>
          <table:table-cell table:style-name="Таблица1.A3" office:value-type="string">
            <text:p text:style-name="P75">#FALSE#</text:p>
          </table:table-cell>
          <table:table-cell table:style-name="Таблица1.B8" office:value-type="string">
            <text:p text:style-name="P8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Link as player's character<text:tab/><text:tab/></text:span></text:span><text:span text:style-name="Descr_5f_FileFormatLimit"><text:span text:style-name="T89">(&gt;=5</text:span></text:span><text:span text:style-name="Descr_5f_FileFormatLimit"><text:span text:style-name="T95">6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2">"test-level1.lvl"</text:p>
          </table:table-cell>
          <table:table-cell table:style-name="Таблица1.B9" office:value-type="string">
            <text:p text:style-name="P10"><text:span text:style-name="Descr_5f_dtype"><text:span text:style-name="T89">(string)</text:span></text:span><text:span text:style-name="Descr"><text:span text:style-name="T94"> </text:span></text:span><text:span text:style-name="Descr"><text:span text:style-name="T89">Auto</text:span></text:span><text:span text:style-name="Descr"><text:span text:style-name="T96"> s</text:span></text:span><text:span text:style-name="Descr"><text:span text:style-name="T89">tart level file name<text:tab/><text:tab/><text:tab/></text:span></text:span><text:span text:style-name="Descr_5f_FileFormatLimit"><text:span text:style-name="T89">(&gt;=</text:span></text:span><text:span text:style-name="Descr_5f_FileFormatLimit"><text:span text:style-name="T97">3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2">#FALSE#</text:p>
          </table:table-cell>
          <table:table-cell table:style-name="Таблица1.B10" office:value-type="string">
            <text:p text:style-name="P10"><text:span text:style-name="Descr_5f_dtype"><text:span text:style-name="T89">(bool)</text:span></text:span><text:span text:style-name="Descr"><text:span text:style-name="T94"> </text:span></text:span><text:span text:style-name="Descr"><text:span text:style-name="T89">Don't use world map in this episode<text:tab/><text:tab/></text:span></text:span><text:span text:style-name="Descr_5f_FileFormatLimit"><text:span text:style-name="T89">(&gt;=</text:span></text:span><text:span text:style-name="Descr_5f_FileFormatLimit"><text:span text:style-name="T98">3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2">#FALSE#</text:p>
          </table:table-cell>
          <table:table-cell table:style-name="Таблица1.B11" office:value-type="string">
            <text:p text:style-name="P10"><text:span text:style-name="Descr_5f_dtype"><text:span text:style-name="T89">(bool)</text:span></text:span><text:span text:style-name="Descr"><text:span text:style-name="T94"> </text:span></text:span><text:span text:style-name="Descr"><text:span text:style-name="T89">Restart last level on player's character death<text:tab/></text:span></text:span><text:span text:style-name="Descr_5f_FileFormatLimit"><text:span text:style-name="T89">(&gt;=</text:span></text:span><text:span text:style-name="Descr_5f_FileFormatLimit"><text:span text:style-name="T98">3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2">15</text:p>
          </table:table-cell>
          <table:table-cell table:style-name="Таблица1.B12" office:value-type="string">
            <text:p text:style-name="P9"><text:span text:style-name="Descr_5f_dtype"><text:span text:style-name="T89">(unsigned int)</text:span></text:span><text:span text:style-name="Descr"><text:span text:style-name="T94"> </text:span></text:span><text:span text:style-name="Descr"><text:span text:style-name="T89">Number of stars<text:tab/><text:tab/></text:span></text:span><text:span text:style-name="Descr_5f_FileFormatLimit"><text:span text:style-name="T89">(&gt;=</text:span></text:span><text:span text:style-name="Descr_5f_FileFormatLimit"><text:span text:style-name="T99">20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2">"Author 1"</text:p>
          </table:table-cell>
          <table:table-cell table:style-name="Таблица1.B13" office:value-type="string">
            <text:p text:style-name="P10"><text:span text:style-name="Descr_5f_dtype"><text:span text:style-name="T89">(string)</text:span></text:span><text:span text:style-name="Descr"><text:span text:style-name="T94"> </text:span></text:span><text:span text:style-name="Descr"><text:span text:style-name="T89">Credits field<text:tab/><text:tab/></text:span></text:span><text:span text:style-name="Descr_5f_FileFormatLimit"><text:span text:style-name="T89">(&gt;=</text:span></text:span><text:span text:style-name="Descr_5f_FileFormatLimit"><text:span text:style-name="T100">17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6">"Author 2"</text:p>
          </table:table-cell>
          <table:table-cell table:style-name="Таблица1.B14" office:value-type="string">
            <text:p text:style-name="P11"><text:span text:style-name="Descr_5f_dtype"><text:span text:style-name="T89">(string)</text:span></text:span><text:span text:style-name="Descr"><text:span text:style-name="T94"> </text:span></text:span><text:span text:style-name="Descr"><text:span text:style-name="T89">Credits field<text:tab/><text:tab/></text:span></text:span><text:span text:style-name="Descr_5f_FileFormatLimit"><text:span text:style-name="T89">(&gt;=</text:span></text:span><text:span text:style-name="Descr_5f_FileFormatLimit"><text:span text:style-name="T100">17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6">"Author 3"</text:p>
          </table:table-cell>
          <table:table-cell table:style-name="Таблица1.B15" office:value-type="string">
            <text:p text:style-name="P11"><text:span text:style-name="Descr_5f_dtype"><text:span text:style-name="T89">(string)</text:span></text:span><text:span text:style-name="Descr"><text:span text:style-name="T94"> </text:span></text:span><text:span text:style-name="Descr"><text:span text:style-name="T89">Credits field<text:tab/><text:tab/></text:span></text:span><text:span text:style-name="Descr_5f_FileFormatLimit"><text:span text:style-name="T89">(&gt;=</text:span></text:span><text:span text:style-name="Descr_5f_FileFormatLimit"><text:span text:style-name="T100">17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3" office:value-type="string">
            <text:p text:style-name="P76">"Author 4"</text:p>
          </table:table-cell>
          <table:table-cell table:style-name="Таблица1.B16" office:value-type="string">
            <text:p text:style-name="P11"><text:span text:style-name="Descr_5f_dtype"><text:span text:style-name="T89">(string)</text:span></text:span><text:span text:style-name="Descr"><text:span text:style-name="T94"> </text:span></text:span><text:span text:style-name="Descr"><text:span text:style-name="T89">Credits field<text:tab/><text:tab/></text:span></text:span><text:span text:style-name="Descr_5f_FileFormatLimit"><text:span text:style-name="T89">(&gt;=</text:span></text:span><text:span text:style-name="Descr_5f_FileFormatLimit"><text:span text:style-name="T100">17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1.A17" office:value-type="string">
            <text:p text:style-name="P76">"Author 5"</text:p>
          </table:table-cell>
          <table:table-cell table:style-name="Таблица1.B17" office:value-type="string">
            <text:p text:style-name="P11"><text:span text:style-name="Descr_5f_dtype"><text:span text:style-name="T89">(string)</text:span></text:span><text:span text:style-name="Descr"><text:span text:style-name="T94"> </text:span></text:span><text:span text:style-name="Descr"><text:span text:style-name="T89">Credits field<text:tab/><text:tab/></text:span></text:span><text:span text:style-name="Descr_5f_FileFormatLimit"><text:span text:style-name="T89">(&gt;=</text:span></text:span><text:span text:style-name="Descr_5f_FileFormatLimit"><text:span text:style-name="T100">17</text:span></text:span><text:span text:style-name="Descr_5f_FileFormatLimit"><text:span text:style-name="T89">)</text:span></text:span></text:p>
          </table:table-cell>
        </table:table-row>
      </table:table>
      <text:p text:style-name="P6"><text:span text:style-name="Descr"><text:span text:style-name="T89"/></text:span></text:p>
      <text:p text:style-name="P12"><text:span text:style-name="Descr_5f_ttl"><text:span text:style-name="T89">Tiles </text:span></text:span><text:span text:style-name="Descr_5f_ttl"><text:span text:style-name="T101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3"><text:span text:style-name="Descr_5f_loop"><text:span text:style-name="T89">(Loop = number of tiles on </text:span></text:span><text:span text:style-name="Descr_5f_loop"><text:span text:style-name="T102">the </text:span></text:span><text:span text:style-name="Descr_5f_loop"><text:span text:style-name="T89">world map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77">352</text:p>
          </table:table-cell>
          <table:table-cell table:style-name="Таблица2.B2" office:value-type="string">
            <text:p text:style-name="P7"><text:span text:style-name="Descr_5f_dtype"><text:span text:style-name="T89">(long)</text:span></text:span><text:span text:style-name="T89"> </text:span><text:span text:style-name="Descr"><text:span text:style-name="T89">Position x (+right/-left)</text:span></text:span></text:p>
          </table:table-cell>
        </table:table-row>
        <table:table-row>
          <table:table-cell table:style-name="Таблица2.A2" office:value-type="string">
            <text:p text:style-name="P77">256</text:p>
          </table:table-cell>
          <table:table-cell table:style-name="Таблица2.B2" office:value-type="string">
            <text:p text:style-name="P11"><text:span text:style-name="Descr_5f_dtype"><text:span text:style-name="T89">(long)</text:span></text:span><text:span text:style-name="T89"> </text:span><text:span text:style-name="Descr"><text:span text:style-name="T89">Position y (-up/+down)</text:span></text:span></text:p>
          </table:table-cell>
        </table:table-row>
        <table:table-row>
          <table:table-cell table:style-name="Таблица2.A2" office:value-type="string">
            <text:p text:style-name="P77">139</text:p>
          </table:table-cell>
          <table:table-cell table:style-name="Таблица2.B2" office:value-type="string">
            <text:p text:style-name="P11"><text:span text:style-name="Descr_5f_dtype"><text:span text:style-name="T89">(</text:span></text:span><text:span text:style-name="Descr_5f_dtype"><text:span text:style-name="T94">unsigned </text:span></text:span><text:span text:style-name="Descr_5f_dtype"><text:span text:style-name="T89">long)</text:span></text:span><text:span text:style-name="T89"> </text:span><text:span text:style-name="Descr"><text:span text:style-name="T89">Tile </text:span></text:span><text:span text:style-name="Descr"><text:span text:style-name="T103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8"><text:span text:style-name="Descr_5f_loop"><text:span text:style-name="T89">(Loop end)</text:span></text:span></text:p>
          </table:table-cell>
          <table:covered-table-cell/>
        </table:table-row>
      </table:table>
      <text:p text:style-name="P19"><text:span text:style-name="Descr_5f_ttl"><text:span text:style-name="T89">Marker between tiles and scen</text:span></text:span><text:span text:style-name="Descr_5f_ttl"><text:span text:style-name="T104">e</text:span></text:span><text:span text:style-name="Descr_5f_ttl"><text:span text:style-name="T89">ry objects</text:span></text:span></text:p>
      <text:p text:style-name="P78">"next"</text:p>
      <text:p text:style-name="P78"/>
      <text:p text:style-name="P19"><text:span text:style-name="Descr_5f_ttl"><text:span text:style-name="T89">Scen</text:span></text:span><text:span text:style-name="Descr_5f_ttl"><text:span text:style-name="T105">e</text:span></text:span><text:span text:style-name="Descr_5f_ttl"><text:span text:style-name="T89">ry objects description</text:span></text:span><text:span text:style-name="Descr_5f_ttl"><text:span text:style-name="T106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14"><text:span text:style-name="Descr_5f_loop"><text:span text:style-name="T89">(Loop = number of </text:span></text:span><text:span text:style-name="Descr_5f_loop"><text:span text:style-name="T104">scenery objects</text:span></text:span><text:span text:style-name="Descr_5f_loop"><text:span text:style-name="T89"> on </text:span></text:span><text:span text:style-name="Descr_5f_loop"><text:span text:style-name="T102">the </text:span></text:span><text:span text:style-name="Descr_5f_loop"><text:span text:style-name="T89">world map)</text:span></text:span></text:p>
          </table:table-cell>
          <table:covered-table-cell/>
        </table:table-row>
        <table:table-row>
          <table:table-cell table:style-name="Таблица3.A2" office:value-type="string">
            <text:p text:style-name="P82">352</text:p>
          </table:table-cell>
          <table:table-cell table:style-name="Таблица3.B2" office:value-type="string">
            <text:p text:style-name="P23"><text:span text:style-name="Descr_5f_dtype"><text:span text:style-name="T89">(long)</text:span></text:span><text:span text:style-name="Descr"><text:span text:style-name="T94"> </text:span></text:span><text:span text:style-name="Descr"><text:span text:style-name="T89">Position x (+right/-left)</text:span></text:span></text:p>
          </table:table-cell>
        </table:table-row>
        <table:table-row>
          <table:table-cell table:style-name="Таблица3.A2" office:value-type="string">
            <text:p text:style-name="P82">224</text:p>
          </table:table-cell>
          <table:table-cell table:style-name="Таблица3.B2" office:value-type="string">
            <text:p text:style-name="P23"><text:span text:style-name="Descr_5f_dtype"><text:span text:style-name="T89">(long)</text:span></text:span><text:span text:style-name="Descr"><text:span text:style-name="T94"> </text:span></text:span><text:span text:style-name="Descr"><text:span text:style-name="T89">Position y (-up/+down)</text:span></text:span></text:p>
          </table:table-cell>
        </table:table-row>
        <table:table-row>
          <table:table-cell table:style-name="Таблица3.A2" office:value-type="string">
            <text:p text:style-name="P83">9</text:p>
          </table:table-cell>
          <table:table-cell table:style-name="Таблица3.B2" office:value-type="string">
            <text:p text:style-name="P23"><text:span text:style-name="Descr_5f_dtype"><text:span text:style-name="T89">(unsigned long)</text:span></text:span><text:span text:style-name="Descr"><text:span text:style-name="T94"> </text:span></text:span><text:span text:style-name="Descr"><text:span text:style-name="T89">Scenery object </text:span></text:span><text:span text:style-name="Descr"><text:span text:style-name="T107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24"><text:span text:style-name="Descr_5f_loop"><text:span text:style-name="T89">(Loop end)</text:span></text:span></text:p>
          </table:table-cell>
          <table:covered-table-cell/>
        </table:table-row>
      </table:table>
      <text:p text:style-name="P20"><text:span text:style-name="Descr_5f_ttl"><text:span text:style-name="T89">Marker between scen</text:span></text:span><text:span text:style-name="Descr_5f_ttl"><text:span text:style-name="T104">e</text:span></text:span><text:span text:style-name="Descr_5f_ttl"><text:span text:style-name="T89">ry objects </text:span></text:span><text:span text:style-name="Descr_5f_ttl"><text:span text:style-name="T108">and paths</text:span></text:span></text:p>
      <text:p text:style-name="P79">"next"</text:p>
      <text:p text:style-name="P83"/>
      <text:p text:style-name="P39"><text:span text:style-name="Descr_5f_ttl"><text:span text:style-name="T89">Paths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15"><text:span text:style-name="Descr_5f_loop"><text:span text:style-name="T89">(Loop = number of </text:span></text:span><text:span text:style-name="Descr_5f_loop"><text:span text:style-name="T109">paths</text:span></text:span><text:span text:style-name="Descr_5f_loop"><text:span text:style-name="T89"> on </text:span></text:span><text:span text:style-name="Descr_5f_loop"><text:span text:style-name="T102">the</text:span></text:span><text:span text:style-name="Descr_5f_loop"><text:span text:style-name="T89"> world map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84">160</text:p>
          </table:table-cell>
          <table:table-cell table:style-name="Таблица4.B2" office:value-type="string">
            <text:p text:style-name="P25"><text:span text:style-name="Descr_5f_dtype"><text:span text:style-name="T89">(long)</text:span></text:span><text:span text:style-name="Descr"><text:span text:style-name="T94"> </text:span></text:span><text:span text:style-name="Descr"><text:span text:style-name="T89">Position x</text:span></text:span></text:p>
          </table:table-cell>
        </table:table-row>
        <table:table-row>
          <table:table-cell table:style-name="Таблица4.A2" office:value-type="string">
            <text:p text:style-name="P85">32</text:p>
          </table:table-cell>
          <table:table-cell table:style-name="Таблица4.B2" office:value-type="string">
            <text:p text:style-name="P25"><text:span text:style-name="Descr_5f_dtype"><text:span text:style-name="T89">(long)</text:span></text:span><text:span text:style-name="Descr"><text:span text:style-name="T94"> </text:span></text:span><text:span text:style-name="Descr"><text:span text:style-name="T89">Position y</text:span></text:span></text:p>
          </table:table-cell>
        </table:table-row>
        <table:table-row>
          <table:table-cell table:style-name="Таблица4.A2" office:value-type="string">
            <text:p text:style-name="P84">1</text:p>
          </table:table-cell>
          <table:table-cell table:style-name="Таблица4.B2" office:value-type="string">
            <text:p text:style-name="P25"><text:span text:style-name="Descr_5f_dtype"><text:span text:style-name="T89">(unsigned long)</text:span></text:span><text:span text:style-name="Descr"><text:span text:style-name="T94"> </text:span></text:span><text:span text:style-name="Descr"><text:span text:style-name="T89">path </text:span></text:span><text:span text:style-name="Descr"><text:span text:style-name="T107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26"><text:span text:style-name="Descr_5f_loop"><text:span text:style-name="T89">(Loop end)</text:span></text:span></text:p>
          </table:table-cell>
          <table:covered-table-cell/>
        </table:table-row>
      </table:table>
      <text:p text:style-name="P84"/>
      <text:p text:style-name="P21"><text:span text:style-name="Descr_5f_ttl"><text:span text:style-name="T89">Marker between </text:span></text:span><text:span text:style-name="Descr_5f_ttl"><text:span text:style-name="T108">paths and level points</text:span></text:span></text:p>
      <text:p text:style-name="P80">"next"</text:p>
      <text:p text:style-name="P84"/>
      <text:p text:style-name="P40"><text:span text:style-name="Descr_5f_ttl"><text:span text:style-name="T89">Levels </text:span></text:span><text:span text:style-name="Descr_5f_ttl"><text:span text:style-name="T110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16"><text:span text:style-name="Descr_5f_loop"><text:span text:style-name="T89">(Loop = number of </text:span></text:span><text:span text:style-name="Descr_5f_loop"><text:span text:style-name="T111">level </text:span></text:span><text:span text:style-name="Descr_5f_loop"><text:span text:style-name="T110">points</text:span></text:span><text:span text:style-name="Descr_5f_loop"><text:span text:style-name="T111"> </text:span></text:span><text:span text:style-name="Descr_5f_loop"><text:span text:style-name="T89">on </text:span></text:span><text:span text:style-name="Descr_5f_loop"><text:span text:style-name="T102">the </text:span></text:span><text:span text:style-name="Descr_5f_loop"><text:span text:style-name="T89">world map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86">192</text:p>
          </table:table-cell>
          <table:table-cell table:style-name="Таблица5.B2" office:value-type="string">
            <text:p text:style-name="P29"><text:span text:style-name="Descr_5f_dtype"><text:span text:style-name="T89">(long)</text:span></text:span><text:span text:style-name="Descr"><text:span text:style-name="T112"> </text:span></text:span><text:span text:style-name="Descr"><text:span text:style-name="T89">Position x</text:span></text:span></text:p>
          </table:table-cell>
        </table:table-row>
        <table:table-row>
          <table:table-cell table:style-name="Таблица5.A2" office:value-type="string">
            <text:p text:style-name="P90">32</text:p>
          </table:table-cell>
          <table:table-cell table:style-name="Таблица5.B2" office:value-type="string">
            <text:p text:style-name="P33"><text:span text:style-name="Descr_5f_dtype"><text:span text:style-name="T89">(long)</text:span></text:span><text:span text:style-name="Descr"><text:span text:style-name="T112"> </text:span></text:span><text:span text:style-name="Descr"><text:span text:style-name="T89">Position y</text:span></text:span></text:p>
          </table:table-cell>
        </table:table-row>
        <table:table-row>
          <table:table-cell table:style-name="Таблица5.A2" office:value-type="string">
            <text:p text:style-name="P86">1</text:p>
          </table:table-cell>
          <table:table-cell table:style-name="Таблица5.B2" office:value-type="string">
            <text:p text:style-name="P33"><text:span text:style-name="Descr_5f_dtype"><text:span text:style-name="T89">(unsigned long)</text:span></text:span><text:span text:style-name="Descr"><text:span text:style-name="T112"> </text:span></text:span><text:span text:style-name="Descr"><text:span text:style-name="T89">Level icon </text:span></text:span><text:span text:style-name="Descr"><text:span text:style-name="T112">ID</text:span></text:span></text:p>
          </table:table-cell>
        </table:table-row>
        <table:table-row>
          <table:table-cell table:style-name="Таблица5.A2" office:value-type="string">
            <text:p text:style-name="P86">"filehack.lvl"</text:p>
          </table:table-cell>
          <table:table-cell table:style-name="Таблица5.B2" office:value-type="string">
            <text:p text:style-name="P29"><text:span text:style-name="Descr_5f_dtype"><text:span text:style-name="T89">(string)</text:span></text:span><text:span text:style-name="Descr"><text:span text:style-name="T113"> </text:span></text:span><text:span text:style-name="Descr"><text:span text:style-name="T89">Level file name</text:span></text:span></text:p>
          </table:table-cell>
        </table:table-row>
        <table:table-row>
          <table:table-cell table:style-name="Таблица5.A2" office:value-type="string">
            <text:p text:style-name="P86">"Some pipe"</text:p>
          </table:table-cell>
          <table:table-cell table:style-name="Таблица5.B2" office:value-type="string">
            <text:p text:style-name="P29"><text:span text:style-name="Descr_5f_dtype"><text:span text:style-name="T89">(string)</text:span></text:span><text:span text:style-name="Descr"><text:span text:style-name="T113"> </text:span></text:span><text:span text:style-name="Descr"><text:span text:style-name="T89">Level title</text:span></text:span></text:p>
          </table:table-cell>
        </table:table-row>
        <table:table-row>
          <table:table-cell table:style-name="Таблица5.A2" office:value-type="string">
            <text:p text:style-name="P87">-1</text:p>
          </table:table-cell>
          <table:table-cell table:style-name="Таблица5.B2" office:value-type="string">
            <text:p text:style-name="P34"><text:span text:style-name="Descr_5f_dtype"><text:span text:style-name="T89">(int)</text:span></text:span><text:span text:style-name="Descr"><text:span text:style-name="T112"> </text:span></text:span><text:span text:style-name="Descr"><text:span text:style-name="T89">Level top exit type (-1 is '</text:span></text:span><text:span text:style-name="Descr"><text:span text:style-name="T114">any</text:span></text:span><text:span text:style-name="Descr"><text:span text:style-name="T89">')</text:span></text:span></text:p>
          </table:table-cell>
        </table:table-row>
        <table:table-row>
          <table:table-cell table:style-name="Таблица5.A2" office:value-type="string">
            <text:p text:style-name="P88">-1</text:p>
          </table:table-cell>
          <table:table-cell table:style-name="Таблица5.B2" office:value-type="string">
            <text:p text:style-name="P30"><text:span text:style-name="Descr_5f_dtype"><text:span text:style-name="T89">(int)</text:span></text:span><text:span text:style-name="Descr"><text:span text:style-name="T113"> </text:span></text:span><text:span text:style-name="Descr"><text:span text:style-name="T89">Level left exit type (-1 is '</text:span></text:span><text:span text:style-name="Descr"><text:span text:style-name="T114">any</text:span></text:span><text:span text:style-name="Descr"><text:span text:style-name="T89">')</text:span></text:span></text:p>
          </table:table-cell>
        </table:table-row>
        <table:table-row>
          <table:table-cell table:style-name="Таблица5.A2" office:value-type="string">
            <text:p text:style-name="P88">-1</text:p>
          </table:table-cell>
          <table:table-cell table:style-name="Таблица5.B2" office:value-type="string">
            <text:p text:style-name="P30"><text:span text:style-name="Descr_5f_dtype"><text:span text:style-name="T89">(int)</text:span></text:span><text:span text:style-name="Descr"><text:span text:style-name="T113"> </text:span></text:span><text:span text:style-name="Descr"><text:span text:style-name="T89">Level bottom exit type (-1 is '</text:span></text:span><text:span text:style-name="Descr"><text:span text:style-name="T114">any</text:span></text:span><text:span text:style-name="Descr"><text:span text:style-name="T89">')</text:span></text:span></text:p>
          </table:table-cell>
        </table:table-row>
        <table:table-row>
          <table:table-cell table:style-name="Таблица5.A2" office:value-type="string">
            <text:p text:style-name="P88">-1</text:p>
          </table:table-cell>
          <table:table-cell table:style-name="Таблица5.B2" office:value-type="string">
            <text:p text:style-name="P30"><text:span text:style-name="Descr_5f_dtype"><text:span text:style-name="T89">(int)</text:span></text:span><text:span text:style-name="Descr"><text:span text:style-name="T113"> </text:span></text:span><text:span text:style-name="Descr"><text:span text:style-name="T89">Level right exit type (-1 is '</text:span></text:span><text:span text:style-name="Descr"><text:span text:style-name="T114">any</text:span></text:span><text:span text:style-name="Descr"><text:span text:style-name="T89">')</text:span></text:span></text:p>
          </table:table-cell>
        </table:table-row>
        <table:table-row>
          <table:table-cell table:style-name="Таблица5.A2" office:value-type="string">
            <text:p text:style-name="P86">0</text:p>
          </table:table-cell>
          <table:table-cell table:style-name="Таблица5.B2" office:value-type="string">
            <text:p text:style-name="P32"><text:span text:style-name="Descr_5f_dtype"><text:span text:style-name="T89">(unsigned int)</text:span></text:span><text:span text:style-name="Descr"><text:span text:style-name="T113"> </text:span></text:span><text:span text:style-name="Descr"><text:span text:style-name="T89">Number of door</text:span></text:span><text:span text:style-name="Descr"><text:span text:style-name="T102">s</text:span></text:span><text:span text:style-name="Descr"><text:span text:style-name="T89"> to warp (0 – is norma</text:span></text:span><text:span text:style-name="Descr"><text:span text:style-name="T115">l</text:span></text:span><text:span text:style-name="Descr"><text:span text:style-name="T89"> warp)</text:span></text:span><text:span text:style-name="Descr_5f_FileFormatLimit"><text:span text:style-name="T89">(&gt;=</text:span></text:span><text:span text:style-name="Descr_5f_FileFormatLimit"><text:span text:style-name="T116">4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6">#FALSE#</text:p>
          </table:table-cell>
          <table:table-cell table:style-name="Таблица5.B2" office:value-type="string">
            <text:p text:style-name="P31"><text:span text:style-name="Descr_5f_dtype"><text:span text:style-name="T89">(bool)</text:span></text:span><text:span text:style-name="Descr"><text:span text:style-name="T113"> </text:span></text:span><text:span text:style-name="Descr"><text:span text:style-name="T89">Always visible<text:tab/>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6">#FALSE#</text:p>
          </table:table-cell>
          <table:table-cell table:style-name="Таблица5.B2" office:value-type="string">
            <text:p text:style-name="P31"><text:span text:style-name="Descr_5f_dtype"><text:span text:style-name="T89">(bool)</text:span></text:span><text:span text:style-name="Descr"><text:span text:style-name="T113"> </text:span></text:span><text:span text:style-name="Descr"><text:span text:style-name="T89">Path background<text:tab/>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6">#TRUE#</text:p>
          </table:table-cell>
          <table:table-cell table:style-name="Таблица5.B2" office:value-type="string">
            <text:p text:style-name="P31"><text:span text:style-name="Descr_5f_dtype"><text:span text:style-name="T89">(bool)</text:span></text:span><text:span text:style-name="Descr"><text:span text:style-name="T113"> </text:span></text:span><text:span text:style-name="Descr"><text:span text:style-name="T89">Is Game start point<text:tab/>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6">-1</text:p>
          </table:table-cell>
          <table:table-cell table:style-name="Таблица5.B2" office:value-type="string">
            <text:p text:style-name="P31"><text:span text:style-name="Descr_5f_dtype"><text:span text:style-name="T89">(long)</text:span></text:span><text:span text:style-name="Descr"><text:span text:style-name="T117"> </text:span></text:span><text:span text:style-name="Descr"><text:span text:style-name="T89">Go to world map position x (-1 is normal level point) 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9">-1</text:p>
          </table:table-cell>
          <table:table-cell table:style-name="Таблица5.B2" office:value-type="string">
            <text:p text:style-name="P31"><text:span text:style-name="Descr_5f_dtype"><text:span text:style-name="T89">(long)</text:span></text:span><text:span text:style-name="Descr"><text:span text:style-name="T117"> </text:span></text:span><text:span text:style-name="Descr"><text:span text:style-name="T89">Go to world map position y<text:tab/><text:tab/><text:tab/><text:tab/>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A2" office:value-type="string">
            <text:p text:style-name="P86">#TRUE#</text:p>
          </table:table-cell>
          <table:table-cell table:style-name="Таблица5.B2" office:value-type="string">
            <text:p text:style-name="P31"><text:span text:style-name="Descr_5f_dtype"><text:span text:style-name="T89">(bool)</text:span></text:span><text:span text:style-name="Descr"><text:span text:style-name="T118"> </text:span></text:span><text:span text:style-name="Descr"><text:span text:style-name="T89">Big background<text:tab/><text:tab/><text:tab/><text:tab/></text:span></text:span><text:span text:style-name="Descr_5f_FileFormatLimit"><text:span text:style-name="T89">(&gt;=</text:span></text:span><text:span text:style-name="Descr_5f_FileFormatLimit"><text:span text:style-name="T99">22</text:span></text:span><text:span text:style-name="Descr_5f_FileFormatLimit"><text:span text:style-name="T89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27"><text:span text:style-name="Descr_5f_loop"><text:span text:style-name="T89">(Loop end)</text:span></text:span></text:p>
          </table:table-cell>
          <table:covered-table-cell/>
        </table:table-row>
      </table:table>
      <text:p text:style-name="P86"/>
      <text:p text:style-name="P22"><text:span text:style-name="Descr_5f_ttl"><text:span text:style-name="T89">Marker between </text:span></text:span><text:span text:style-name="Descr_5f_ttl"><text:span text:style-name="T108">level points and music-boxes</text:span></text:span></text:p>
      <text:p text:style-name="P81">"next"</text:p>
      <text:p text:style-name="P36"><text:span text:style-name="Descr_5f_ttl"><text:span text:style-name="T119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17"><text:span text:style-name="Descr_5f_loop"><text:span text:style-name="T89">(Loop = number of </text:span></text:span><text:span text:style-name="Descr_5f_loop"><text:span text:style-name="T120">music</text:span></text:span><text:span text:style-name="Descr_5f_loop"><text:span text:style-name="T121">-boxes</text:span></text:span><text:span text:style-name="Descr_5f_loop"><text:span text:style-name="T120"> </text:span></text:span><text:span text:style-name="Descr_5f_loop"><text:span text:style-name="T89">on </text:span></text:span><text:span text:style-name="Descr_5f_loop"><text:span text:style-name="T102">the </text:span></text:span><text:span text:style-name="Descr_5f_loop"><text:span text:style-name="T89">world map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91">224</text:p>
          </table:table-cell>
          <table:table-cell table:style-name="Таблица6.B2" office:value-type="string">
            <text:p text:style-name="P35"><text:span text:style-name="Descr_5f_dtype"><text:span text:style-name="T89">(long)</text:span></text:span><text:span text:style-name="Descr"><text:span text:style-name="T112"> </text:span></text:span><text:span text:style-name="Descr"><text:span text:style-name="T89">Position x</text:span></text:span></text:p>
          </table:table-cell>
        </table:table-row>
        <table:table-row>
          <table:table-cell table:style-name="Таблица6.A2" office:value-type="string">
            <text:p text:style-name="P91">256</text:p>
          </table:table-cell>
          <table:table-cell table:style-name="Таблица6.B2" office:value-type="string">
            <text:p text:style-name="P35"><text:span text:style-name="Descr_5f_dtype"><text:span text:style-name="T89">(long)</text:span></text:span><text:span text:style-name="Descr"><text:span text:style-name="T112"> </text:span></text:span><text:span text:style-name="Descr"><text:span text:style-name="T89">Position y</text:span></text:span></text:p>
          </table:table-cell>
        </table:table-row>
        <table:table-row>
          <table:table-cell table:style-name="Таблица6.A2" office:value-type="string">
            <text:p text:style-name="P91">7</text:p>
          </table:table-cell>
          <table:table-cell table:style-name="Таблица6.B2" office:value-type="string">
            <text:p text:style-name="P35"><text:span text:style-name="Descr_5f_dtype"><text:span text:style-name="T89">(unsigned long)</text:span></text:span><text:span text:style-name="Descr"><text:span text:style-name="T112"> World </text:span></text:span><text:span text:style-name="Descr"><text:span text:style-name="T89">Music </text:span></text:span><text:span text:style-name="Descr"><text:span text:style-name="T113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28"><text:span text:style-name="Descr_5f_loop"><text:span text:style-name="T89">(Loop end)</text:span></text:span></text:p>
          </table:table-cell>
          <table:covered-table-cell/>
        </table:table-row>
      </table:table>
      <text:p text:style-name="P91"/>
      <text:p text:style-name="P37"><text:span text:style-name="Descr_5f_ttl"><text:span text:style-name="T89">Reserved marker </text:span></text:span><text:span text:style-name="Descr_5f_ttl"><text:span text:style-name="T122">(must by)</text:span></text:span></text:p>
      <text:p text:style-name="P91">"next"</text:p>
      <text:p text:style-name="P91"/>
      <text:p text:style-name="P41"><text:span text:style-name="Descr_5f_loop"><text:span text:style-name="T27"/></text:span></text:p>
      <text:p text:style-name="P53">--End of file--</text:p>
      <text:p text:style-name="P38"><text:span text:style-name="Descr_5f_ttl2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9H40M41S</meta:editing-duration>
    <meta:editing-cycles>153</meta:editing-cycles>
    <meta:generator>LibreOffice/7.3.7.2$Linux_X86_64 LibreOffice_project/30$Build-2</meta:generator>
    <dc:date>2024-02-21T05:29:30.873703664</dc:date>
    <dc:creator>Wohlstand  Fox</dc:creator>
    <meta:document-statistic meta:table-count="6" meta:image-count="0" meta:object-count="0" meta:page-count="3" meta:paragraph-count="159" meta:word-count="613" meta:character-count="3603" meta:non-whitespace-character-count="3147"/>
    <meta:user-defined meta:name="Info 1"/>
    <meta:user-defined meta:name="Info 2"/>
    <meta:user-defined meta:name="Info 3"/>
    <meta:user-defined meta:name="Info 4"/>
  </office:meta>
</office:document-meta>
</file>